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188cm" fo:min-width="5.463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46cm" fo:min-width="4.60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439cm" fo:min-width="9.724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034cm" fo:min-width="6.429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9" style:family="graphic" style:parent-style-name="standard">
      <style:graphic-properties draw:stroke="none" svg:stroke-color="#000000" draw:fill="none" draw:fill-color="#ffffff" fo:min-height="0.878cm"/>
    </style:style>
    <style:style style:name="gr10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1.473cm" fo:min-width="9.05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gradient" draw:fill-gradient-name="Grison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Estrangelo Nisib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.557cm" svg:height="2.032cm" svg:x="6.404cm" svg:y="3.591cm">
          <text:p text:style-name="P2">Display that we are </text:p>
          <text:p text:style-name="P2">waiting for a call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82cm" svg:y2="3.591cm" draw:start-shape="id1" draw:start-glue-point="8" draw:end-shape="id2" draw:end-glue-point="0" svg:d="M9684 2686l-2 905" svg:viewBox="0 0 3 906">
          <text:p/>
        </draw:connector>
        <draw:connector draw:style-name="gr3" draw:text-style-name="P4" draw:layer="layout" draw:type="line" svg:x1="9.657cm" svg:y1="8.152cm" svg:x2="9.667cm" svg:y2="9.392cm" draw:start-shape="id3" draw:start-glue-point="6" draw:end-shape="id4" svg:d="M9657 8152l10 1240" svg:viewBox="0 0 11 1241">
          <text:p/>
        </draw:connector>
        <draw:custom-shape draw:style-name="gr4" draw:text-style-name="P3" xml:id="id5" draw:id="id5" draw:layer="layout" svg:width="5.435cm" svg:height="1.126cm" svg:x="6.895cm" svg:y="24.241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12cm" svg:y1="25.367cm" svg:x2="9.597cm" svg:y2="26.63cm" draw:start-shape="id5" draw:start-glue-point="2" draw:end-shape="id6" draw:end-glue-point="0" svg:d="M9612 25367l-15 1263" svg:viewBox="0 0 16 1264">
          <text:p/>
        </draw:connector>
        <draw:g xml:id="id6" draw:id="id6">
          <draw:custom-shape draw:style-name="gr1" draw:text-style-name="P1" draw:layer="layout" svg:width="1.397cm" svg:height="1.397cm" svg:x="8.895cm" svg:y="26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397cm" svg:height="1.397cm" svg:x="8.903cm" svg:y="26.63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3" xml:id="id4" draw:id="id4" draw:layer="layout" svg:width="10.922cm" svg:height="2.387cm" svg:x="4.206cm" svg:y="9.392cm">
          <text:p text:style-name="P2">Listen for connections using </text:p>
          <text:p text:style-name="P2">the <text:span text:style-name="T1">SocketServerThread</text:span> clas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7.461cm" svg:height="1.816cm" svg:x="5.907cm" svg:y="13.092cm">
          <text:p text:style-name="P2">Received a connection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67cm" svg:y1="11.779cm" svg:x2="9.637cm" svg:y2="13.092cm" draw:start-shape="id4" draw:start-glue-point="2" draw:end-shape="id7" draw:end-glue-point="0" svg:d="M9667 11779l-30 1313" svg:viewBox="0 0 31 1314">
          <text:p/>
        </draw:connector>
        <draw:custom-shape draw:style-name="gr8" draw:text-style-name="P6" xml:id="id3" draw:id="id3" draw:layer="layout" svg:width="1.397cm" svg:height="1.397cm" svg:x="8.958cm" svg:y="6.7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682cm" svg:y1="5.623cm" svg:x2="9.657cm" svg:y2="6.755cm" draw:start-shape="id2" draw:start-glue-point="2" draw:end-shape="id3" draw:end-glue-point="4" svg:d="M9682 5623l-25 1132" svg:viewBox="0 0 26 1133">
          <text:p/>
        </draw:connector>
        <draw:connector draw:style-name="gr3" draw:text-style-name="P4" draw:layer="layout" draw:line-skew="5.257cm" svg:x1="10.329cm" svg:y1="16.987cm" svg:x2="10.355cm" svg:y2="7.454cm" draw:start-shape="id8" draw:start-glue-point="7" draw:end-shape="id3" draw:end-glue-point="7" svg:d="M10329 16987h5784v-9533h-5758" svg:viewBox="0 0 5785 9534">
          <text:p/>
        </draw:connector>
        <draw:frame draw:style-name="gr9" draw:text-style-name="P7" draw:layer="layout" svg:width="2.032cm" svg:height="1.128cm" svg:x="10.146cm" svg:y="16.728cm">
          <draw:text-box>
            <text:p>No</text:p>
          </draw:text-box>
        </draw:frame>
        <draw:custom-shape draw:style-name="gr10" draw:text-style-name="P3" xml:id="id9" draw:id="id9" draw:layer="layout" svg:width="10.263cm" svg:height="2.435cm" svg:x="4.485cm" svg:y="19.093cm">
          <text:p text:style-name="P2">Start an</text:p>
          <text:p text:style-name="P2"><text:span text:style-name="T1">IncomingCallActivity</text:span> instanc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2.032cm" svg:height="1.128cm" svg:x="8.146cm" svg:y="17.628cm">
          <draw:text-box>
            <text:p>Yes</text:p>
          </draw:text-box>
        </draw:frame>
        <draw:custom-shape draw:style-name="gr8" draw:text-style-name="P6" xml:id="id8" draw:id="id8" draw:layer="layout" svg:width="1.397cm" svg:height="1.397cm" svg:x="8.932cm" svg:y="16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637cm" svg:y1="14.908cm" svg:x2="9.631cm" svg:y2="16.288cm" draw:start-shape="id7" draw:start-glue-point="2" draw:end-shape="id8" draw:end-glue-point="4" svg:d="M9637 14908l-6 1380" svg:viewBox="0 0 7 1381">
          <text:p/>
        </draw:connector>
        <draw:connector draw:style-name="gr3" draw:text-style-name="P4" draw:layer="layout" draw:type="line" svg:x1="9.631cm" svg:y1="17.685cm" svg:x2="9.616cm" svg:y2="19.093cm" draw:start-shape="id8" draw:start-glue-point="6" draw:end-shape="id9" draw:end-glue-point="0" svg:d="M9631 17685l-15 1408" svg:viewBox="0 0 16 1409">
          <text:p/>
        </draw:connector>
        <draw:custom-shape draw:style-name="gr4" draw:text-style-name="P3" xml:id="id10" draw:id="id10" draw:layer="layout" svg:width="5.435cm" svg:height="1.126cm" svg:x="6.895cm" svg:y="22.342cm">
          <text:p text:style-name="P2">Paus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16cm" svg:y1="21.528cm" svg:x2="9.612cm" svg:y2="22.342cm" draw:start-shape="id9" draw:start-glue-point="2" draw:end-shape="id10" draw:end-glue-point="0" svg:d="M9616 21528l-4 814" svg:viewBox="0 0 5 815">
          <text:p/>
        </draw:connector>
        <draw:connector draw:style-name="gr3" draw:text-style-name="P4" draw:layer="layout" draw:type="line" svg:x1="9.612cm" svg:y1="23.468cm" svg:x2="9.612cm" svg:y2="24.241cm" draw:start-shape="id10" draw:start-glue-point="2" draw:end-shape="id5" draw:end-glue-point="0" svg:d="M9612 23468v773" svg:viewBox="0 0 1 7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23:38.611123680</dc:date>
    <meta:editing-duration>PT1H27M4S</meta:editing-duration>
    <meta:editing-cycles>30</meta:editing-cycles>
    <meta:generator>LibreOffice/5.0.5.2$Linux_X86_64 LibreOffice_project/00m0$Build-2</meta:generator>
    <meta:document-statistic meta:object-count="24"/>
  </office:meta>
</office:document-meta>
</file>